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62E90000534D00003DE685FF4F63C4222907.svg" manifest:media-type="image/svg+xml"/>
  <manifest:file-entry manifest:full-path="Pictures/10000201000003260000025748A2A2DB040F233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shadow="hidden" draw:color-mode="standard" draw:luminance="0%" draw:contrast="0%" draw:gamma="100%" draw:red="0%" draw:green="0%" draw:blue="1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.324cm" svg:height="15.845cm" svg:x="0cm" svg:y="0cm">
          <draw:image xlink:href="Pictures/100062E90000534D00003DE685FF4F63C4222907.svg" xlink:type="simple" xlink:show="embed" xlink:actuate="onLoad" loext:mime-type="image/svg+xml">
            <text:p/>
          </draw:image>
          <draw:image xlink:href="Pictures/10000201000003260000025748A2A2DB040F2339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55cm" fo:margin-bottom="0.755cm" fo:margin-left="0.755cm" fo:margin-right="0.755cm" fo:page-width="21.325cm" fo:page-height="15.8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8-07T03:32:01.997000000</dc:date>
    <meta:editing-duration>PT1M33S</meta:editing-duration>
    <meta:editing-cycles>1</meta:editing-cycles>
    <meta:document-statistic meta:object-count="1"/>
    <meta:generator>Trio_Office/6.2.8.2$Windows_x86 LibreOffice_project/</meta:generator>
  </office:meta>
</office:document-meta>
</file>